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Sans-serif" fo:font-weight="bold" officeooo:rsid="0007709d" officeooo:paragraph-rsid="0007709d" style:font-weight-asian="bold" style:font-weight-complex="bold"/>
    </style:style>
    <style:style style:name="P2" style:family="paragraph" style:parent-style-name="Standard">
      <style:text-properties style:font-name="Sans-serif" officeooo:rsid="0007709d" officeooo:paragraph-rsid="0007709d"/>
    </style:style>
    <style:style style:name="P3" style:family="paragraph" style:parent-style-name="Standard">
      <style:text-properties style:font-name="Sans-serif" fo:font-weight="normal" officeooo:rsid="0007709d" officeooo:paragraph-rsid="0007709d" style:font-weight-asian="normal" style:font-weight-complex="normal"/>
    </style:style>
    <style:style style:name="P4" style:family="paragraph" style:parent-style-name="Standard">
      <style:text-properties style:font-name="Sans-serif" fo:font-weight="normal" officeooo:rsid="0008d028" officeooo:paragraph-rsid="0008d028" style:font-weight-asian="normal" style:font-weight-complex="normal"/>
    </style:style>
    <style:style style:name="P5" style:family="paragraph" style:parent-style-name="Standard">
      <style:text-properties style:font-name="Sans-serif" fo:font-weight="normal" officeooo:rsid="0008d028" officeooo:paragraph-rsid="000940c9" style:font-weight-asian="normal" style:font-weight-complex="normal"/>
    </style:style>
    <style:style style:name="P6" style:family="paragraph" style:parent-style-name="Standard">
      <style:text-properties style:font-name="Sans-serif" fo:font-weight="normal" officeooo:rsid="000a2b32" officeooo:paragraph-rsid="000a2b32" style:font-weight-asian="normal" style:font-weight-complex="normal"/>
    </style:style>
    <style:style style:name="P7" style:family="paragraph" style:parent-style-name="Standard">
      <style:text-properties style:font-name="Sans-serif" fo:font-style="normal" fo:font-weight="bold" officeooo:rsid="0007709d" officeooo:paragraph-rsid="0007709d" style:font-style-asian="normal" style:font-weight-asian="bold" style:font-style-complex="normal" style:font-weight-complex="bold"/>
    </style:style>
    <style:style style:name="P8" style:family="paragraph" style:parent-style-name="Standard">
      <style:text-properties style:font-name="Sans-serif" fo:font-style="normal" fo:font-weight="bold" officeooo:rsid="0008d028" officeooo:paragraph-rsid="0008d028" style:font-style-asian="normal" style:font-weight-asian="bold" style:font-style-complex="normal" style:font-weight-complex="bold"/>
    </style:style>
    <style:style style:name="P9" style:family="paragraph" style:parent-style-name="Standard">
      <style:text-properties style:font-name="Sans-serif" fo:font-style="normal" fo:font-weight="bold" officeooo:rsid="000940c9" officeooo:paragraph-rsid="000940c9" style:font-style-asian="normal" style:font-weight-asian="bold" style:font-style-complex="normal" style:font-weight-complex="bold"/>
    </style:style>
    <style:style style:name="P10" style:family="paragraph" style:parent-style-name="Standard">
      <style:text-properties style:font-name="Sans-serif" fo:font-style="normal" fo:font-weight="bold" officeooo:rsid="000a2b32" officeooo:paragraph-rsid="000a2b32" style:font-style-asian="normal" style:font-weight-asian="bold" style:font-style-complex="normal" style:font-weight-complex="bold"/>
    </style:style>
    <style:style style:name="P11" style:family="paragraph" style:parent-style-name="Standard">
      <style:text-properties style:font-name="Sans-serif" fo:font-style="normal" fo:font-weight="normal" officeooo:rsid="0007709d" officeooo:paragraph-rsid="0007709d" style:font-style-asian="normal" style:font-weight-asian="normal" style:font-style-complex="normal" style:font-weight-complex="normal"/>
    </style:style>
    <style:style style:name="P12" style:family="paragraph" style:parent-style-name="Standard">
      <style:text-properties style:font-name="Sans-serif" fo:font-style="normal" fo:font-weight="normal" officeooo:rsid="0008d028" officeooo:paragraph-rsid="0008d028" style:font-style-asian="normal" style:font-weight-asian="normal" style:font-style-complex="normal" style:font-weight-complex="normal"/>
    </style:style>
    <style:style style:name="P13" style:family="paragraph" style:parent-style-name="Standard">
      <style:text-properties style:font-name="Sans-serif" fo:font-style="normal" fo:font-weight="normal" officeooo:rsid="000a2b32" officeooo:paragraph-rsid="000a2b32" style:font-style-asian="normal" style:font-weight-asian="normal" style:font-style-complex="normal" style:font-weight-complex="normal"/>
    </style:style>
    <style:style style:name="P14" style:family="paragraph" style:parent-style-name="Standard">
      <style:text-properties style:font-name="Sans-serif" fo:font-style="normal" fo:font-weight="normal" officeooo:rsid="000b2309" officeooo:paragraph-rsid="000b2309" style:font-style-asian="normal" style:font-weight-asian="normal" style:font-style-complex="normal" style:font-weight-complex="normal"/>
    </style:style>
    <style:style style:name="P15" style:family="paragraph" style:parent-style-name="Standard">
      <style:text-properties style:font-name="Sans-serif" fo:font-style="normal" fo:font-weight="normal" officeooo:rsid="000ba6ee" officeooo:paragraph-rsid="000ba6ee" style:font-style-asian="normal" style:font-weight-asian="normal" style:font-style-complex="normal" style:font-weight-complex="normal"/>
    </style:style>
    <style:style style:name="P16" style:family="paragraph" style:parent-style-name="Standard">
      <style:text-properties style:font-name="Sans-serif" fo:font-style="normal" fo:font-weight="normal" officeooo:rsid="000e8ab2" officeooo:paragraph-rsid="000e8ab2" style:font-style-asian="normal" style:font-weight-asian="normal" style:font-style-complex="normal" style:font-weight-complex="normal"/>
    </style:style>
    <style:style style:name="P17" style:family="paragraph" style:parent-style-name="Standard" style:list-style-name="L1">
      <style:text-properties style:font-name="Sans-serif" fo:font-style="normal" fo:font-weight="normal" officeooo:rsid="0008d028" officeooo:paragraph-rsid="0008d028" style:font-style-asian="normal" style:font-weight-asian="normal" style:font-style-complex="normal" style:font-weight-complex="normal"/>
    </style:style>
    <style:style style:name="P18" style:family="paragraph" style:parent-style-name="Standard" style:list-style-name="L2">
      <style:text-properties style:font-name="Sans-serif" fo:font-style="normal" fo:font-weight="normal" officeooo:rsid="000940c9" officeooo:paragraph-rsid="000940c9" style:font-style-asian="normal" style:font-weight-asian="normal" style:font-style-complex="normal" style:font-weight-complex="normal"/>
    </style:style>
    <style:style style:name="P19" style:family="paragraph" style:parent-style-name="Standard" style:list-style-name="L3">
      <style:text-properties style:font-name="Sans-serif" fo:font-style="normal" fo:font-weight="normal" officeooo:rsid="000b2309" officeooo:paragraph-rsid="000b2309" style:font-style-asian="normal" style:font-weight-asian="normal" style:font-style-complex="normal" style:font-weight-complex="normal"/>
    </style:style>
    <style:style style:name="P20" style:family="paragraph" style:parent-style-name="Standard" style:list-style-name="L3">
      <style:text-properties style:font-name="Sans-serif" fo:font-style="normal" fo:font-weight="normal" officeooo:rsid="000ba6ee" officeooo:paragraph-rsid="000ba6ee" style:font-style-asian="normal" style:font-weight-asian="normal" style:font-style-complex="normal" style:font-weight-complex="normal"/>
    </style:style>
    <style:style style:name="P21" style:family="paragraph" style:parent-style-name="Standard" style:list-style-name="L4">
      <style:text-properties style:font-name="Sans-serif" fo:font-style="normal" fo:font-weight="normal" officeooo:rsid="000e8ab2" officeooo:paragraph-rsid="000e8ab2" style:font-style-asian="normal" style:font-weight-asian="normal" style:font-style-complex="normal" style:font-weight-complex="normal"/>
    </style:style>
    <style:style style:name="P22" style:family="paragraph" style:parent-style-name="Standard">
      <style:text-properties style:font-name="Sans-serif" fo:font-style="normal" fo:font-weight="normal" officeooo:rsid="000e8ab2" officeooo:paragraph-rsid="000e8ab2" style:font-style-asian="normal" style:font-weight-asian="normal" style:font-style-complex="normal" style:font-weight-complex="normal"/>
    </style:style>
    <style:style style:name="P23" style:family="paragraph" style:parent-style-name="Standard">
      <style:text-properties style:font-name="Sans-serif" fo:font-style="normal" fo:font-weight="normal" officeooo:rsid="00117bad" officeooo:paragraph-rsid="00117bad" style:font-style-asian="normal" style:font-weight-asian="normal" style:font-style-complex="normal" style:font-weight-complex="normal"/>
    </style:style>
    <style:style style:name="P24" style:family="paragraph" style:parent-style-name="Standard" style:list-style-name="L3">
      <style:text-properties style:font-name="Sans-serif" fo:font-style="normal" fo:font-weight="bold" officeooo:rsid="000e8ab2" officeooo:paragraph-rsid="000e8ab2" style:font-style-asian="normal" style:font-weight-asian="bold" style:font-style-complex="normal" style:font-weight-complex="bold"/>
    </style:style>
    <style:style style:name="P25" style:family="paragraph" style:parent-style-name="Standard">
      <style:text-properties style:font-name="Sans-serif" fo:font-style="normal" fo:font-weight="bold" officeooo:rsid="000e8ab2" officeooo:paragraph-rsid="000e8ab2" style:font-style-asian="normal" style:font-weight-asian="bold" style:font-style-complex="normal" style:font-weight-complex="bold"/>
    </style:style>
    <style:style style:name="P26" style:family="paragraph" style:parent-style-name="Standard">
      <style:paragraph-properties fo:text-align="center" style:justify-single-word="false"/>
      <style:text-properties style:font-name="Sans-serif" style:text-underline-style="solid" style:text-underline-width="auto" style:text-underline-color="font-color" fo:font-weight="bold" officeooo:rsid="0007709d" officeooo:paragraph-rsid="0007709d" style:font-weight-asian="bold"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0940c9"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EXERCISES OF CHAPTER 3</text:p>
      <text:p text:style-name="P2"/>
      <text:p text:style-name="P2"/>
      <text:p text:style-name="P2">1 -<text:span text:style-name="T1"> Show all the jpg pictures in the current directory.</text:span></text:p>
      <text:p text:style-name="P1"/>
      <text:p text:style-name="P3">ls *.jpg</text:p>
      <text:p text:style-name="P3"/>
      <text:p text:style-name="P3">2 -<text:span text:style-name="T3"> Display all the files in the directory /usr/bin starting with letter “j”.</text:span></text:p>
      <text:p text:style-name="P7"/>
      <text:p text:style-name="P11">ls /usr/bin/j*</text:p>
      <text:p text:style-name="P11"/>
      <text:p text:style-name="P3"><text:span text:style-name="T2">3 - </text:span><text:span text:style-name="T3">Show all the files in the directory /usr/bin starting with the letter “k”, with an “a”</text:span></text:p>
      <text:p text:style-name="P7">in the 3rd place.</text:p>
      <text:p text:style-name="P7"/>
      <text:p text:style-name="P11"><text:s/>ls /usr/bin/k[a-z]a*</text:p>
      <text:p text:style-name="P11"/>
      <text:p text:style-name="P3"><text:span text:style-name="T2">4 - </text:span><text:span text:style-name="T3">Show all the files in the directory /bin ending with “n”.</text:span></text:p>
      <text:p text:style-name="P7"/>
      <text:p text:style-name="P11">ls /usr/bin/*n</text:p>
      <text:p text:style-name="P11"/>
      <text:p text:style-name="P3"><text:span text:style-name="T2">5 - </text:span><text:span text:style-name="T3">Display all the files in the directory /etc and all the files in every subdirectory recursively.</text:span></text:p>
      <text:p text:style-name="P7"/>
      <text:p text:style-name="P11">ls -R /etc</text:p>
      <text:p text:style-name="P11"/>
      <text:p text:style-name="P4"><text:span text:style-name="T2">6 - </text:span><text:span text:style-name="T3">In your home directory, create another directory named test. Copy the file gzip from the directory /bin to test. Create a duplicate of gzip named gzip2 inside test.</text:span></text:p>
      <text:p text:style-name="P8"/>
      <text:list xml:id="list4700338261074798616" text:style-name="L1">
        <text:list-item>
          <text:p text:style-name="P17">mkdir test</text:p>
        </text:list-item>
        <text:list-item>
          <text:p text:style-name="P17">cp /bin test/</text:p>
        </text:list-item>
        <text:list-item>
          <text:p text:style-name="P17">cd test</text:p>
        </text:list-item>
        <text:list-item>
          <text:p text:style-name="P17">cp gzip gzip2</text:p>
        </text:list-item>
      </text:list>
      <text:p text:style-name="P12"/>
      <text:p text:style-name="P5"><text:span text:style-name="T2">7 - </text:span><text:span text:style-name="T4">Change the name of the directory test to test2. Create test3 at the same level in the directory tree as test2 and move all the files from test2 to test3. Delete test2</text:span></text:p>
      <text:p text:style-name="P9"/>
      <text:list xml:id="list2106028331613355106" text:style-name="L2">
        <text:list-item>
          <text:p text:style-name="P18">mv test test2</text:p>
        </text:list-item>
        <text:list-item>
          <text:p text:style-name="P18">mkdir test3</text:p>
        </text:list-item>
        <text:list-item>
          <text:p text:style-name="P18">mv test2/* test3/</text:p>
        </text:list-item>
        <text:list-item>
          <text:p text:style-name="P18">rm -R test2/</text:p>
        </text:list-item>
      </text:list>
      <text:p text:style-name="P8"/>
      <text:p text:style-name="P8"/>
      <text:p text:style-name="P8"/>
      <text:p text:style-name="P8"/>
      <text:p text:style-name="P8"/>
      <text:p text:style-name="P6"><text:soft-page-break/><text:span text:style-name="T2">8 - </text:span><text:span text:style-name="T3">Create an empty file named “*?Hello all?*”. Can you? Is it a good idea to name a file this way? Explain your answer.</text:span></text:p>
      <text:p text:style-name="P10"/>
      <text:p text:style-name="P13">No, because * it’s used to indicate that the name of the file or the directory can content any group of characters and ? for only one, so it will conflict with the name of that file..</text:p>
      <text:p text:style-name="P13"/>
      <text:p text:style-name="P14">9 - <text:span text:style-name="T1">Create a directory named multimedia_test and copy all the content from the directory multimedia into it. Then, create two files in multimedia/video/, one named films.txt and another named actors.txt. Edit the file films.txt and write the title of your favourite movie. Then, create another file in multimedia_test/video/, also named films.txt. Edit this file and now write the titles of your five favourite movies. Copy of all the content of multimedia into multimedia_test ensuring that only most recently modified versions of files remain.To check that everything is ok, check if multimedia_test/video contains the empty file actors.txt and the file films.txt contains 5 titles and not 1.</text:span></text:p>
      <text:p text:style-name="P13"/>
      <text:list xml:id="list1775607451561742008" text:style-name="L3">
        <text:list-item>
          <text:p text:style-name="P19">mkdir multimedia_test</text:p>
        </text:list-item>
        <text:list-item>
          <text:p text:style-name="P19">cp multimedia/ multimedia_test/</text:p>
        </text:list-item>
        <text:list-item>
          <text:p text:style-name="P19">cd multimedia/video/</text:p>
        </text:list-item>
        <text:list-item>
          <text:p text:style-name="P19">touch films.txt actors.txt </text:p>
        </text:list-item>
        <text:list-item>
          <text:p text:style-name="P19">echo "Madagascar" &gt; films.txt</text:p>
        </text:list-item>
        <text:list-item>
          <text:p text:style-name="P19">cd multimedia_test/video/</text:p>
        </text:list-item>
        <text:list-item>
          <text:p text:style-name="P19">touch films.txt</text:p>
        </text:list-item>
        <text:list-item>
          <text:p text:style-name="P19">nano films.txt and added:</text:p>
          <text:list>
            <text:list-item>
              <text:p text:style-name="P19">Madagascar</text:p>
            </text:list-item>
            <text:list-item>
              <text:p text:style-name="P19">Intocable</text:p>
            </text:list-item>
            <text:list-item>
              <text:p text:style-name="P19">La voz dormida</text:p>
            </text:list-item>
            <text:list-item>
              <text:p text:style-name="P19">Shrek</text:p>
            </text:list-item>
            <text:list-item>
              <text:p text:style-name="P19">Rey León</text:p>
            </text:list-item>
          </text:list>
        </text:list-item>
        <text:list-item>
          <text:p text:style-name="P20">ls ../..</text:p>
        </text:list-item>
        <text:list-item>
          <text:p text:style-name="P20">cp -u multimedia/video/* multimedia_test/video</text:p>
        </text:list-item>
      </text:list>
      <text:p text:style-name="P15"/>
      <text:list xml:id="list195644279936556" text:continue-numbering="true" text:style-name="L3">
        <text:list-header>
          <text:p text:style-name="P24"/>
        </text:list-header>
      </text:list>
      <text:p text:style-name="P25">10 - Delete the directory multimedia/pictures/others. The system must ask for confirmation.</text:p>
      <text:p text:style-name="P16">rm -RI multimedia/pictures/others</text:p>
      <text:p text:style-name="P16"/>
      <text:p text:style-name="P16">11 - <text:span text:style-name="T1">Move the file films.txt, which is in multimedia/video, to the directory above, at the same time renaming the file to my_films.txt.</text:span></text:p>
      <text:p text:style-name="P25"/>
      <text:list xml:id="list4085793019001434120" text:style-name="L4">
        <text:list-item>
          <text:p text:style-name="P21">cd multimedia/video</text:p>
        </text:list-item>
        <text:list-item>
          <text:p text:style-name="P21">mv films.txt ../my_films.txt</text:p>
        </text:list-item>
      </text:list>
      <text:p text:style-name="P16"/>
      <text:p text:style-name="P23"/>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8:30:43.315949056</meta:creation-date>
    <dc:date>2016-10-10T19:56:43.430922420</dc:date>
    <meta:editing-duration>PT50M19S</meta:editing-duration>
    <meta:editing-cycles>8</meta:editing-cycles>
    <meta:generator>LibreOffice/5.1.5.2$Linux_X86_64 LibreOffice_project/10m0$Build-2</meta:generator>
    <meta:document-statistic meta:table-count="0" meta:image-count="0" meta:object-count="0" meta:page-count="2" meta:paragraph-count="45" meta:word-count="451" meta:character-count="2570" meta:non-whitespace-character-count="2187"/>
  </office:meta>
</office:document-meta>
</file>